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positoryCacheManager.getArtifactPatter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RepositoryCacheManager.dump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positoryCacheManager.isUseOrig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RepositoryCacheManager.getGroupIntValue( java . util . regex . Matcher m , int group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ositoryCacheManager.findModuleInCache( DependencyDescriptor dd , ModuleRevisionId requestedRevisionId , CacheMetadataOptions options , String expected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RepositoryCacheManager.getChanging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getIvyPatter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RepositoryCacheManager.getPrefixKey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positoryCacheManager.setDataFilePattern( String dataFil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ositoryCacheManager.getChangingMatch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getIsLocalKey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ositoryCacheManager.setChangingPattern( String changing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originalToCachedModuleDescriptor( DependencyResolver resolver , ResolvedResource orginalMetadataRef , Artifact requestedMetadataArtifact , ResolvedModuleRevision rmr , ModuleDescriptorWriter writ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efaultRepositoryCacheManag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setArtifactPattern( String artifact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ositoryCacheManager.getArchiveFileInCache( Artifact artifact , ArtifactOrigin orig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RepositoryCacheManager.getSavedArtResolverName( ModuleDescriptor 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ositoryCacheManager.isChanging( DependencyDescriptor dd , ModuleRevisionId requestedRevisionId , CacheMetadata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ositoryCacheManager.setIvyPattern( String ivy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ositoryCacheManager.saveResolvers( ModuleDescriptor md , String metadataResolverName , String artifactResolv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RepositoryCacheManager.getStaledMd( ModuleDescriptorParser mdParser , CacheMetadataOptions options , File ivy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positoryCacheManager.getExpiration(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setLockStrategy( LockStrategy lock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removeSavedArtifactOrigin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positoryCacheManager.getMdFromCache( XmlModuleDescriptorParser mdParser , CacheMetadataOptions options , File ivy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positoryCacheManager.getSavedArtifactOrigin( Artifact artifa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RepositoryCacheManager.setSettings( Ivy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getDefaultTT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positoryCacheManager.parseDuration( String d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RepositoryCacheManager.getArchivePathInCach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getCachedDataFile( ModuleRevisionId mRev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positoryCacheManager.getArchiveFileInCache( Artifact artifact , ArtifactOrigin origin , boolean useOrig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epositoryCacheManager.getOriginalMetadataArtifact( Artifact module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ositoryCacheManager.getRepositoryCache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setDefaultTTL( String defaultTT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getDefaultMetadataArtifact(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saveResolvedRevision( ModuleRevisionId mrid , String revi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aultRepositoryCacheManager.unlockMetadataArtifact(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positoryCacheManager.isCheckmodifi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RepositoryCacheManager.setUseOrigin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isOriginalMetadataArtifact( Artifact artif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ositoryCacheManager.getDataFil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getChangingMatcher( CacheMetadataOptions o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RepositoryCacheManager.lockMetadataArtifact( ModuleRevisionId m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RepositoryCacheManager.addConfiguredTtl( Map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RepositoryCacheManager.getDefaultMetadataArtifactOrigin(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ositoryCacheManager.getBase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positoryCacheManager.setLockStrategy( String lockStrateg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getLocationKey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ositoryCacheManager.getIvyFileInCache(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positoryCacheManag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getArchivePathInCache( Artifact artifact , ArtifactOrigin orig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epositoryCacheManager.isCheckmodified( DependencyDescriptor dd , ModuleRevisionId requestedRevisionId , CacheMetadata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positoryCacheManager.saveArtifactOrigin( Artifact artifact , ArtifactOrigin 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positoryCacheManager.resolv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setCheckmodified( boolean 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getLockStrateg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RepositoryCacheManager.getResolvedRevision( ModuleRevisionId mrid , CacheMetadataOptions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faultRepositoryCacheManager.getTTL( ModuleRevisionId m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ositoryCacheManager.addTTL( Map attributes , PatternMatcher matcher , long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getArchiveFileInCach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ositoryCacheManager.download( Artifact artifact , ArtifactResourceResolver resourceResolver , ResourceDownloader resourceDownloader , CacheDownloadOptions option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MyModuleDescriptorProvider.provideModule( ParserSettings ivySettings , File descriptorURL ,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saveResolver( ModuleDescriptor m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positoryCacheManager.getMemory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positoryCacheManager.c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setMemory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setChangingMatcher( String changingMatch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cacheModuleDescriptor( DependencyResolver resolver , final ResolvedResource mdRef , DependencyDescriptor dd , Artifact moduleArtifact , ResourceDownloader downloader , CacheMetadataOptions option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16">
            <text:p text:style-name="Table_20_Contents">116</text:p>
          </table:table-cell>
        </table:table-row>
        <table:table-row>
          <table:table-cell office:value-type="string">
            <text:p text:style-name="Table_20_Contents">DefaultRepositoryCacheManager.setBasedir( Fil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DefaultRepository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RepositoryCacheManager.doFindModuleInCache( ModuleRevisionId mrid , CacheMetadataOptions options , String expectedResolv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MyModuleDescriptorProvider.MyModuleDescriptorProvider( ModuleDescriptorParser md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DefaultRepositoryCacheManager( String name , IvySettings settings ,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positoryCacheManager.getSavedResolverName( ModuleDescriptor 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ositoryCacheManager.getCachedDataFile( ModuleDescriptor 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sitoryCacheManager.setDefaultTTL( long defaultTT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